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officeooo:rsid="0013718b" officeooo:paragraph-rsid="0013718b"/>
    </style:style>
    <style:style style:name="P2" style:family="paragraph" style:parent-style-name="Text_20_body" style:list-style-name="L2">
      <style:text-properties style:font-name="Times New Roman" officeooo:rsid="0013718b" officeooo:paragraph-rsid="0013718b"/>
    </style:style>
    <style:style style:name="P3" style:family="paragraph" style:parent-style-name="Text_20_body" style:list-style-name="L2">
      <style:text-properties style:font-name="Times New Roman" officeooo:rsid="001423b0" officeooo:paragraph-rsid="001423b0"/>
    </style:style>
    <style:style style:name="P4" style:family="paragraph" style:parent-style-name="Text_20_body" style:list-style-name="L2">
      <style:text-properties style:font-name="Times New Roman" officeooo:rsid="00145133" officeooo:paragraph-rsid="00145133"/>
    </style:style>
    <style:style style:name="P5" style:family="paragraph" style:parent-style-name="Text_20_body" style:list-style-name="L2">
      <style:text-properties style:font-name="Times New Roman" officeooo:rsid="00151e74" officeooo:paragraph-rsid="00151e74"/>
    </style:style>
    <style:style style:name="P6" style:family="paragraph" style:parent-style-name="Text_20_body" style:list-style-name="L2">
      <style:text-properties officeooo:paragraph-rsid="0013718b"/>
    </style:style>
    <style:style style:name="P7" style:family="paragraph" style:parent-style-name="Title">
      <style:text-properties style:font-name="Times New Roman" officeooo:rsid="0013718b" officeooo:paragraph-rsid="0013718b"/>
    </style:style>
    <style:style style:name="T1" style:family="text">
      <style:text-properties style:font-name="Times New Roman" officeooo:rsid="0013718b"/>
    </style:style>
    <style:style style:name="T2" style:family="text">
      <style:text-properties officeooo:rsid="00151e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view Day Exam 2</text:p>
      <text:p text:style-name="P1"/>
      <text:list xml:id="list1782635489" text:style-name="L2">
        <text:list-item>
          <text:p text:style-name="P2">Chapter 7</text:p>
          <text:list>
            <text:list-item>
              <text:p text:style-name="P6"><text:span text:style-name="T1">Quantity produced is a function of variable and fixed costs</text:span></text:p>
              <text:list>
                <text:list-item>
                  <text:p text:style-name="P2">In the short run, there are fixed and variable costs.</text:p>
                </text:list-item>
                <text:list-item>
                  <text:p text:style-name="P2">In the long run, everything is variable.</text:p>
                </text:list-item>
              </text:list>
            </text:list-item>
            <text:list-item>
              <text:p text:style-name="P2">Profit = Total Revenue – Total Cost</text:p>
            </text:list-item>
            <text:list-item>
              <text:p text:style-name="P2">Total Revenue = Price * Quantity</text:p>
            </text:list-item>
            <text:list-item>
              <text:p text:style-name="P2">Explicit Costs</text:p>
              <text:list>
                <text:list-item>
                  <text:p text:style-name="P2">What you are actually paying for</text:p>
                </text:list-item>
              </text:list>
            </text:list-item>
            <text:list-item>
              <text:p text:style-name="P2">Implicit Costs</text:p>
              <text:list>
                <text:list-item>
                  <text:p text:style-name="P2">Opportunity costs (What you are losing to pursue profit in this industry)</text:p>
                </text:list-item>
              </text:list>
            </text:list-item>
            <text:list-item>
              <text:p text:style-name="P2">Accounting Profit</text:p>
              <text:list>
                <text:list-item>
                  <text:p text:style-name="P2">Profit on paper</text:p>
                </text:list-item>
              </text:list>
            </text:list-item>
            <text:list-item>
              <text:p text:style-name="P2">Economic Profit</text:p>
              <text:list>
                <text:list-item>
                  <text:p text:style-name="P2">Considers the opportunity costs, this actually determines if you made substantial profit.</text:p>
                </text:list-item>
              </text:list>
            </text:list-item>
            <text:list-item>
              <text:p text:style-name="P2">Marginal Product = Delta Quantity / Delta Labor</text:p>
            </text:list-item>
            <text:list-item>
              <text:p text:style-name="P2">Law of Diminishing Marginal Product</text:p>
              <text:list>
                <text:list-item>
                  <text:p text:style-name="P2">As you keep hiring more people, you will get less out of each additional worker.</text:p>
                </text:list-item>
              </text:list>
            </text:list-item>
            <text:list-item>
              <text:p text:style-name="P3">Average Costs</text:p>
              <text:list>
                <text:list-item>
                  <text:p text:style-name="P3">Fixed Cost, Variable Cost, OR Total Cost / Quantity</text:p>
                </text:list-item>
              </text:list>
            </text:list-item>
            <text:list-item>
              <text:p text:style-name="P2">Marginal Cost = Delta Total Cost / Delta Quantity</text:p>
            </text:list-item>
            <text:list-item>
              <text:p text:style-name="P2">Marginal Revenue = Delta Total Revenue / Delta Quantity</text:p>
            </text:list-item>
            <text:list-item>
              <text:p text:style-name="P4">Profit = Total Revenue – Total Cost</text:p>
              <text:list>
                <text:list-item>
                  <text:p text:style-name="P4">Profit = Price * Quantity – Average Total Cost * Quantity</text:p>
                </text:list-item>
                <text:list-item>
                  <text:p text:style-name="P4">Profit = (Price – Average Total Cost) * Quantit<text:span text:style-name="T2">y</text:span></text:p>
                </text:list-item>
              </text:list>
            </text:list-item>
            <text:list-item>
              <text:p text:style-name="P5">Allocative Efficiency</text:p>
              <text:list>
                <text:list-item>
                  <text:p text:style-name="P5">P = MC</text:p>
                </text:list-item>
              </text:list>
            </text:list-item>
            <text:list-item>
              <text:p text:style-name="P5"><text:soft-page-break/>Productive Efficiency</text:p>
              <text:list>
                <text:list-item>
                  <text:p text:style-name="P5">minimum ATC</text:p>
                </text:list-item>
              </text:list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5:37:29.403283389</meta:creation-date>
    <dc:date>2022-03-29T16:30:34.751030065</dc:date>
    <meta:editing-duration>PT22M12S</meta:editing-duration>
    <meta:editing-cycles>2</meta:editing-cycles>
    <meta:generator>LibreOffice/7.2.5.2.0$Linux_X86_64 LibreOffice_project/20$Build-2</meta:generator>
    <meta:document-statistic meta:table-count="0" meta:image-count="0" meta:object-count="0" meta:page-count="2" meta:paragraph-count="30" meta:word-count="205" meta:character-count="1072" meta:non-whitespace-character-count="921"/>
  </office:meta>
</office:document-meta>
</file>